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2a0c3" officeooo:paragraph-rsid="0002a0c3"/>
    </style:style>
    <style:style style:name="P2" style:family="paragraph" style:parent-style-name="Text_20_body">
      <style:text-properties officeooo:paragraph-rsid="0002a0c3"/>
    </style:style>
    <style:style style:name="P3" style:family="paragraph" style:parent-style-name="Text_20_body">
      <style:text-properties officeooo:paragraph-rsid="0002547a"/>
    </style:style>
    <style:style style:name="P4" style:family="paragraph" style:parent-style-name="Text_20_body">
      <style:text-properties fo:color="#000000" officeooo:rsid="0002547a" officeooo:paragraph-rsid="00033015"/>
    </style:style>
    <style:style style:name="P5" style:family="paragraph" style:parent-style-name="Text_20_body">
      <style:text-properties fo:color="#000000" officeooo:rsid="0002e424" officeooo:paragraph-rsid="0002e424"/>
    </style:style>
    <style:style style:name="P6" style:family="paragraph" style:parent-style-name="Text_20_body">
      <style:text-properties fo:color="#000000" officeooo:rsid="0005c071" officeooo:paragraph-rsid="0005c071"/>
    </style:style>
    <style:style style:name="P7" style:family="paragraph" style:parent-style-name="Text_20_body">
      <style:text-properties fo:color="#000000" officeooo:rsid="0005ee3e" officeooo:paragraph-rsid="000c5376"/>
    </style:style>
    <style:style style:name="P8" style:family="paragraph" style:parent-style-name="Text_20_body">
      <style:text-properties fo:color="#000000" officeooo:rsid="00093b80" officeooo:paragraph-rsid="00093b80"/>
    </style:style>
    <style:style style:name="P9" style:family="paragraph" style:parent-style-name="Text_20_body">
      <style:text-properties fo:color="#000000" fo:font-weight="bold" officeooo:rsid="00093b80" officeooo:paragraph-rsid="00093b80" style:font-weight-asian="bold" style:font-weight-complex="bold"/>
    </style:style>
    <style:style style:name="P10" style:family="paragraph" style:parent-style-name="Text_20_body">
      <style:text-properties fo:color="#000000" fo:font-weight="normal" officeooo:rsid="00093b80" officeooo:paragraph-rsid="00093b80" style:font-weight-asian="normal" style:font-weight-complex="normal"/>
    </style:style>
    <style:style style:name="P11" style:family="paragraph" style:parent-style-name="Text_20_body">
      <style:text-properties officeooo:paragraph-rsid="0002e424"/>
    </style:style>
    <style:style style:name="P12" style:family="paragraph" style:parent-style-name="Text_20_body">
      <style:text-properties officeooo:rsid="00033015" officeooo:paragraph-rsid="00033015"/>
    </style:style>
    <style:style style:name="P13" style:family="paragraph" style:parent-style-name="Text_20_body">
      <style:text-properties officeooo:paragraph-rsid="0005c071"/>
    </style:style>
    <style:style style:name="P14" style:family="paragraph" style:parent-style-name="Text_20_body">
      <style:text-properties officeooo:rsid="0005ee3e" officeooo:paragraph-rsid="0005ee3e"/>
    </style:style>
    <style:style style:name="P15" style:family="paragraph" style:parent-style-name="Text_20_body">
      <style:text-properties fo:font-weight="bold" officeooo:paragraph-rsid="00093b80" style:font-weight-asian="bold" style:font-weight-complex="bold"/>
    </style:style>
    <style:style style:name="P16" style:family="paragraph" style:parent-style-name="Text_20_body">
      <style:text-properties fo:font-weight="normal" officeooo:rsid="00093b80" officeooo:paragraph-rsid="00093b80" style:font-weight-asian="normal" style:font-weight-complex="normal"/>
    </style:style>
    <style:style style:name="P17" style:family="paragraph" style:parent-style-name="Text_20_body">
      <style:text-properties officeooo:rsid="000f1571" officeooo:paragraph-rsid="000f1571"/>
    </style:style>
    <style:style style:name="P18" style:family="paragraph" style:parent-style-name="Text_20_body">
      <style:text-properties officeooo:rsid="001152ce" officeooo:paragraph-rsid="001152ce"/>
    </style:style>
    <style:style style:name="P19" style:family="paragraph" style:parent-style-name="Text_20_body">
      <style:text-properties officeooo:paragraph-rsid="001152ce"/>
    </style:style>
    <style:style style:name="P20" style:family="paragraph" style:parent-style-name="Text_20_body">
      <style:text-properties officeooo:rsid="0013c634" officeooo:paragraph-rsid="0013c634"/>
    </style:style>
    <style:style style:name="P21" style:family="paragraph" style:parent-style-name="Heading_20_1">
      <style:text-properties officeooo:rsid="0002a0c3" officeooo:paragraph-rsid="0002a0c3"/>
    </style:style>
    <style:style style:name="P22" style:family="paragraph" style:parent-style-name="Heading_20_1">
      <style:text-properties officeooo:paragraph-rsid="0002e424"/>
    </style:style>
    <style:style style:name="P23" style:family="paragraph" style:parent-style-name="Heading_20_1">
      <style:text-properties officeooo:rsid="0005c071" officeooo:paragraph-rsid="0005c071"/>
    </style:style>
    <style:style style:name="P24" style:family="paragraph" style:parent-style-name="Heading_20_1">
      <style:text-properties officeooo:rsid="000abd9f" officeooo:paragraph-rsid="000abd9f"/>
    </style:style>
    <style:style style:name="P25" style:family="paragraph" style:parent-style-name="Heading_20_1">
      <style:text-properties officeooo:rsid="000f1571" officeooo:paragraph-rsid="000f1571"/>
    </style:style>
    <style:style style:name="P26" style:family="paragraph" style:parent-style-name="Heading_20_1">
      <style:text-properties officeooo:rsid="001152ce" officeooo:paragraph-rsid="001152ce"/>
    </style:style>
    <style:style style:name="P27" style:family="paragraph" style:parent-style-name="Heading_20_1">
      <style:text-properties officeooo:paragraph-rsid="001681ee"/>
    </style:style>
    <style:style style:name="P28" style:family="paragraph" style:parent-style-name="Heading_20_2">
      <style:text-properties officeooo:rsid="001152ce" officeooo:paragraph-rsid="001152ce"/>
    </style:style>
    <style:style style:name="P29" style:family="paragraph" style:parent-style-name="Heading_20_2">
      <style:text-properties officeooo:paragraph-rsid="001152ce"/>
    </style:style>
    <style:style style:name="P30" style:family="paragraph" style:parent-style-name="Heading_20_2">
      <style:text-properties officeooo:rsid="001681ee" officeooo:paragraph-rsid="001681ee"/>
    </style:style>
    <style:style style:name="P31" style:family="paragraph" style:parent-style-name="Heading_20_2">
      <style:text-properties officeooo:rsid="001874c9" officeooo:paragraph-rsid="001874c9"/>
    </style:style>
    <style:style style:name="P32" style:family="paragraph" style:parent-style-name="Heading_20_3">
      <style:text-properties officeooo:rsid="001152ce" officeooo:paragraph-rsid="001152ce"/>
    </style:style>
    <style:style style:name="P33" style:family="paragraph" style:parent-style-name="Heading_20_3">
      <style:text-properties officeooo:rsid="001874c9" officeooo:paragraph-rsid="001874c9"/>
    </style:style>
    <style:style style:name="P34" style:family="paragraph" style:parent-style-name="Text_20_body" style:list-style-name="L1">
      <style:text-properties officeooo:paragraph-rsid="0002a0c3"/>
    </style:style>
    <style:style style:name="P35" style:family="paragraph" style:parent-style-name="Text_20_body" style:list-style-name="L1">
      <style:text-properties officeooo:rsid="0002547a" officeooo:paragraph-rsid="0002547a"/>
    </style:style>
    <style:style style:name="P36" style:family="paragraph" style:parent-style-name="Text_20_body" style:list-style-name="L1">
      <style:text-properties officeooo:rsid="0002547a" officeooo:paragraph-rsid="0002a0c3"/>
    </style:style>
    <style:style style:name="P37" style:family="paragraph" style:parent-style-name="Text_20_body" style:list-style-name="L1">
      <style:text-properties officeooo:rsid="0002a0c3" officeooo:paragraph-rsid="0002a0c3"/>
    </style:style>
    <style:style style:name="P38" style:family="paragraph" style:parent-style-name="Text_20_body" style:list-style-name="L2">
      <style:text-properties officeooo:paragraph-rsid="000e2fbb"/>
    </style:style>
    <style:style style:name="P39" style:family="paragraph" style:parent-style-name="Text_20_body" style:list-style-name="L2">
      <style:text-properties fo:color="#000000" officeooo:rsid="0002547a" officeooo:paragraph-rsid="0002e424"/>
    </style:style>
    <style:style style:name="P40" style:family="paragraph" style:parent-style-name="Text_20_body" style:list-style-name="L2">
      <style:text-properties fo:color="#000000" officeooo:rsid="0002547a" officeooo:paragraph-rsid="00033015"/>
    </style:style>
    <style:style style:name="P41" style:family="paragraph" style:parent-style-name="Text_20_body" style:list-style-name="L2">
      <style:text-properties fo:color="#000000" officeooo:rsid="0002a0c3" officeooo:paragraph-rsid="0002e424"/>
    </style:style>
    <style:style style:name="P42" style:family="paragraph" style:parent-style-name="Text_20_body" style:list-style-name="L2">
      <style:text-properties fo:color="#000000" officeooo:rsid="0002e424" officeooo:paragraph-rsid="0002e424"/>
    </style:style>
    <style:style style:name="P43" style:family="paragraph" style:parent-style-name="Text_20_body" style:list-style-name="L2">
      <style:text-properties fo:color="#000000" officeooo:rsid="0004fb28" officeooo:paragraph-rsid="0004fb28"/>
    </style:style>
    <style:style style:name="P44" style:family="paragraph" style:parent-style-name="Text_20_body" style:list-style-name="L2">
      <style:text-properties fo:color="#000000" officeooo:rsid="00063d6f" officeooo:paragraph-rsid="00063d6f"/>
    </style:style>
    <style:style style:name="P45" style:family="paragraph" style:parent-style-name="Text_20_body" style:list-style-name="L3">
      <style:text-properties fo:color="#000000" officeooo:rsid="00063d6f" officeooo:paragraph-rsid="00063d6f"/>
    </style:style>
    <style:style style:name="P46" style:family="paragraph" style:parent-style-name="Text_20_body" style:list-style-name="L3">
      <style:text-properties fo:color="#000000" officeooo:rsid="0007f296" officeooo:paragraph-rsid="0007f296"/>
    </style:style>
    <style:style style:name="P47" style:family="paragraph" style:parent-style-name="Text_20_body" style:list-style-name="L3">
      <style:text-properties fo:color="#000000" officeooo:rsid="00088750" officeooo:paragraph-rsid="00088750"/>
    </style:style>
    <style:style style:name="P48" style:family="paragraph" style:parent-style-name="Text_20_body" style:list-style-name="L3">
      <style:text-properties officeooo:paragraph-rsid="0005ee3e"/>
    </style:style>
    <style:style style:name="P49" style:family="paragraph" style:parent-style-name="Text_20_body" style:list-style-name="L3">
      <style:text-properties officeooo:rsid="00063d6f" officeooo:paragraph-rsid="00063d6f"/>
    </style:style>
    <style:style style:name="P50" style:family="paragraph" style:parent-style-name="Text_20_body" style:list-style-name="L3">
      <style:text-properties officeooo:rsid="0007f296" officeooo:paragraph-rsid="0007f296"/>
    </style:style>
    <style:style style:name="P51" style:family="paragraph" style:parent-style-name="Text_20_body" style:list-style-name="L4">
      <style:text-properties officeooo:rsid="000f1571" officeooo:paragraph-rsid="000f1571"/>
    </style:style>
    <style:style style:name="P52" style:family="paragraph" style:parent-style-name="Text_20_body" style:list-style-name="L5">
      <style:text-properties officeooo:rsid="000f1571" officeooo:paragraph-rsid="000f1571"/>
    </style:style>
    <style:style style:name="P53" style:family="paragraph" style:parent-style-name="Text_20_body" style:list-style-name="L5">
      <style:text-properties officeooo:rsid="001152ce" officeooo:paragraph-rsid="001152ce"/>
    </style:style>
    <style:style style:name="P54" style:family="paragraph" style:parent-style-name="Text_20_body" style:list-style-name="L6">
      <style:text-properties officeooo:rsid="001152ce" officeooo:paragraph-rsid="001152ce"/>
    </style:style>
    <style:style style:name="P55" style:family="paragraph" style:parent-style-name="Text_20_body" style:list-style-name="L6">
      <style:text-properties fo:font-weight="normal" officeooo:rsid="00128bb0" officeooo:paragraph-rsid="00128bb0" style:font-weight-asian="normal" style:font-weight-complex="normal"/>
    </style:style>
    <style:style style:name="P56" style:family="paragraph" style:parent-style-name="Text_20_body">
      <style:text-properties officeooo:rsid="0013c634" officeooo:paragraph-rsid="0013c634"/>
    </style:style>
    <style:style style:name="P57" style:family="paragraph" style:parent-style-name="Text_20_body">
      <style:text-properties officeooo:rsid="001681ee" officeooo:paragraph-rsid="001681ee"/>
    </style:style>
    <style:style style:name="P58" style:family="paragraph" style:parent-style-name="Text_20_body">
      <style:text-properties officeooo:paragraph-rsid="001681ee"/>
    </style:style>
    <style:style style:name="P59" style:family="paragraph" style:parent-style-name="Text_20_body">
      <style:text-properties officeooo:paragraph-rsid="00184d69"/>
    </style:style>
    <style:style style:name="P60" style:family="paragraph" style:parent-style-name="Text_20_body" style:list-style-name="L7">
      <style:text-properties officeooo:paragraph-rsid="00184d69"/>
    </style:style>
    <style:style style:name="P61" style:family="paragraph" style:parent-style-name="Text_20_body" style:list-style-name="L7">
      <style:text-properties officeooo:rsid="00184d69" officeooo:paragraph-rsid="00184d69"/>
    </style:style>
    <style:style style:name="P62" style:family="paragraph" style:parent-style-name="Text_20_body">
      <style:text-properties officeooo:rsid="00184d69" officeooo:paragraph-rsid="00184d69"/>
    </style:style>
    <style:style style:name="P63" style:family="paragraph" style:parent-style-name="Text_20_body">
      <style:text-properties officeooo:rsid="001874c9" officeooo:paragraph-rsid="001874c9"/>
    </style:style>
    <style:style style:name="P64" style:family="paragraph" style:parent-style-name="Text_20_body">
      <style:text-properties officeooo:paragraph-rsid="001874c9"/>
    </style:style>
    <style:style style:name="T1" style:family="text">
      <style:text-properties officeooo:rsid="0002547a"/>
    </style:style>
    <style:style style:name="T2" style:family="text">
      <style:text-properties officeooo:rsid="0002a0c3"/>
    </style:style>
    <style:style style:name="T3" style:family="text">
      <style:text-properties fo:color="#ff4000"/>
    </style:style>
    <style:style style:name="T4" style:family="text">
      <style:text-properties fo:color="#ff4000" officeooo:rsid="0002547a"/>
    </style:style>
    <style:style style:name="T5" style:family="text">
      <style:text-properties fo:color="#158466" officeooo:rsid="0002a0c3"/>
    </style:style>
    <style:style style:name="T6" style:family="text">
      <style:text-properties officeooo:rsid="0002e424"/>
    </style:style>
    <style:style style:name="T7" style:family="text">
      <style:text-properties officeooo:rsid="00033015"/>
    </style:style>
    <style:style style:name="T8" style:family="text">
      <style:text-properties fo:color="#00a933"/>
    </style:style>
    <style:style style:name="T9" style:family="text">
      <style:text-properties fo:color="#00a933" officeooo:rsid="001681ee"/>
    </style:style>
    <style:style style:name="T10" style:family="text">
      <style:text-properties officeooo:rsid="0004fb28"/>
    </style:style>
    <style:style style:name="T11" style:family="text">
      <style:text-properties style:font-name="Liberation Sans" fo:font-size="18.2000007629395pt" fo:font-weight="bold" officeooo:rsid="0004fb28" style:font-name-asian="Microsoft YaHei" style:font-size-asian="18.2000007629395pt" style:font-weight-asian="bold" style:font-name-complex="Arial" style:font-size-complex="18.2000007629395pt" style:font-weight-complex="bold"/>
    </style:style>
    <style:style style:name="T12" style:family="text">
      <style:text-properties fo:color="#000000"/>
    </style:style>
    <style:style style:name="T13" style:family="text">
      <style:text-properties fo:color="#000000" officeooo:rsid="0005ee3e"/>
    </style:style>
    <style:style style:name="T14" style:family="text">
      <style:text-properties fo:color="#000000" officeooo:rsid="00063d6f"/>
    </style:style>
    <style:style style:name="T15" style:family="text">
      <style:text-properties fo:color="#000000" officeooo:rsid="00088750"/>
    </style:style>
    <style:style style:name="T16" style:family="text">
      <style:text-properties fo:color="#000000" officeooo:rsid="00093b80"/>
    </style:style>
    <style:style style:name="T17" style:family="text">
      <style:text-properties fo:color="#000000" fo:font-weight="normal" officeooo:rsid="00093b80" style:font-weight-asian="normal" style:font-weight-complex="normal"/>
    </style:style>
    <style:style style:name="T18" style:family="text">
      <style:text-properties fo:color="#000000" style:text-underline-style="solid" style:text-underline-width="auto" style:text-underline-color="font-color" fo:font-weight="normal" officeooo:rsid="00093b80" style:font-weight-asian="normal" style:font-weight-complex="normal"/>
    </style:style>
    <style:style style:name="T19" style:family="text">
      <style:text-properties fo:color="#000000" officeooo:rsid="0009b501"/>
    </style:style>
    <style:style style:name="T20" style:family="text">
      <style:text-properties fo:color="#000000" officeooo:rsid="000e2fbb"/>
    </style:style>
    <style:style style:name="T21" style:family="text">
      <style:text-properties officeooo:rsid="0007f296"/>
    </style:style>
    <style:style style:name="T22" style:family="text">
      <style:text-properties officeooo:rsid="00088750"/>
    </style:style>
    <style:style style:name="T23" style:family="text">
      <style:text-properties officeooo:rsid="000e2fbb"/>
    </style:style>
    <style:style style:name="T24" style:family="text">
      <style:text-properties officeooo:rsid="000f1571"/>
    </style:style>
    <style:style style:name="T25" style:family="text">
      <style:text-properties officeooo:rsid="000f5e22"/>
    </style:style>
    <style:style style:name="T26" style:family="text">
      <style:text-properties officeooo:rsid="001152ce"/>
    </style:style>
    <style:style style:name="T27" style:family="text">
      <style:text-properties fo:font-weight="bold" style:font-weight-asian="bold" style:font-weight-complex="bold"/>
    </style:style>
    <style:style style:name="T28" style:family="text">
      <style:text-properties officeooo:rsid="00128bb0"/>
    </style:style>
    <style:style style:name="T29" style:family="text">
      <style:text-properties officeooo:rsid="001681ee"/>
    </style:style>
    <style:style style:name="T30" style:family="text">
      <style:text-properties officeooo:rsid="00184d69"/>
    </style:style>
    <style:style style:name="T31" style:family="text">
      <style:text-properties officeooo:rsid="001874c9"/>
    </style:style>
    <style:style style:name="T32" style:family="text">
      <style:text-properties officeooo:rsid="001a0cc8"/>
    </style:style>
    <style:style style:name="T33" style:family="text">
      <style:text-properties officeooo:rsid="001b4f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mulation de drone – Packages <text:span text:style-name="T21">intéressants</text:span></text:p>
      <text:p text:style-name="Text_20_body"/>
      <text:p text:style-name="P17">29/06/2020</text:p>
      <text:h text:style-name="Heading_20_1" text:outline-level="1">RotorS</text:h>
      <text:p text:style-name="Text_20_body"><text:a xlink:type="simple" xlink:href="https://github.com/ethz-asl/rotors_simulator" text:style-name="Internet_20_link" text:visited-style-name="Visited_20_Internet_20_Link">https://github.com/ethz-asl/rotors_simulator</text:a> </text:p>
      <text:p text:style-name="Text_20_body"><text:a xlink:type="simple" xlink:href="https://github.com/ethz-asl/rotors_simulator/wiki" text:style-name="Internet_20_link" text:visited-style-name="Visited_20_Internet_20_Link">https://github.com/ethz-asl/rotors_simulator/wiki</text:a> </text:p>
      <text:p text:style-name="P3"><text:span text:style-name="T2">ROS</text:span><text:span text:style-name="T1"> version: </text:span><text:span text:style-name="T4">Indigo et Kinetic</text:span></text:p>
      <text:list xml:id="list745621822" text:style-name="L1">
        <text:list-item>
          <text:p text:style-name="P35">Capteurs simulés: <text:span text:style-name="T2">centrale à inertie, odométrie, Visual-inertial sensor, caméras</text:span></text:p>
        </text:list-item>
        <text:list-item>
          <text:p text:style-name="P34"><text:span text:style-name="T2">Interface avec un joystick et </text:span><text:span text:style-name="T10">clavier</text:span></text:p>
        </text:list-item>
        <text:list-item>
          <text:p text:style-name="P37">Exemples de launch files </text:p>
        </text:list-item>
        <text:list-item>
          <text:p text:style-name="P36">Plusieurs modèles de drone: AscTec HummingBird, Pelican, FireFly mais peut aussi être utilisé avec d’autres modèles</text:p>
        </text:list-item>
        <text:list-item>
          <text:p text:style-name="P37">Plusieurs mondes pour la simulation</text:p>
        </text:list-item>
        <text:list-item>
          <text:p text:style-name="P37">Possibilité de simuler du vent</text:p>
        </text:list-item>
      </text:list>
      <text:p text:style-name="P1"/>
      <text:h text:style-name="P21" text:outline-level="1">BebopS</text:h>
      <text:p text:style-name="P2"><text:a xlink:type="simple" xlink:href="https://github.com/gsilano/BebopS" text:style-name="Internet_20_link" text:visited-style-name="Visited_20_Internet_20_Link">https://github.com/gsilano/BebopS</text:a> </text:p>
      <text:p text:style-name="P2"><text:a xlink:type="simple" xlink:href="https://github.com/gsilano/BebopS/wiki" text:style-name="Internet_20_link" text:visited-style-name="Visited_20_Internet_20_Link">https://github.com/gsilano/BebopS/wiki</text:a> </text:p>
      <text:p text:style-name="P2"><text:span text:style-name="T2">ROS version: </text:span><text:span text:style-name="T5">Melodic</text:span></text:p>
      <text:p text:style-name="P6"><text:span text:style-name="T2">F</text:span>ork de RotorS</text:p>
      <text:list xml:id="list2542765169" text:style-name="L2">
        <text:list-item>
          <text:p text:style-name="P39"><text:span text:style-name="T2">Capteurs simulés: centrale à inertie, odométrie, caméras, </text:span><text:span text:style-name="T7">laser 1D</text:span></text:p>
        </text:list-item>
        <text:list-item>
          <text:p text:style-name="P41">Exemples de launch files </text:p>
        </text:list-item>
        <text:list-item>
          <text:p text:style-name="P42">Un seul modèle de drone: Parrot Bebop 2</text:p>
        </text:list-item>
        <text:list-item>
          <text:p text:style-name="P42">Possibilité de simuler du vent</text:p>
        </text:list-item>
        <text:list-item>
          <text:p text:style-name="P42">Pas de possibilité de contrôler le drone manuellement pour l’instant. </text:p>
        </text:list-item>
        <text:list-item>
          <text:p text:style-name="P43">Navigation par point de passage <text:span text:style-name="T22">dans un fichier texte</text:span></text:p>
        </text:list-item>
      </text:list>
      <text:p text:style-name="P5"/>
      <text:p text:style-name="P5"/>
      <text:p text:style-name="P5"><text:soft-page-break/></text:p>
      <text:p text:style-name="P5"/>
      <text:h text:style-name="P22" text:outline-level="1"><text:span text:style-name="T11">TUM</text:span><text:span text:style-name="T6"> Simulator</text:span></text:h>
      <text:p text:style-name="P11"><text:a xlink:type="simple" xlink:href="http://wiki.ros.org/tum_simulator" text:style-name="Internet_20_link" text:visited-style-name="Visited_20_Internet_20_Link">http://wiki.ros.org/tum_simulator</text:a> </text:p>
      <text:p text:style-name="P11"><text:a xlink:type="simple" xlink:href="https://github.com/surajmahangade/tum_simulator_melodic" text:style-name="Internet_20_link" text:visited-style-name="Visited_20_Internet_20_Link">https://github.com/surajmahangade/tum_simulator_melodic</text:a> </text:p>
      <text:p text:style-name="P12">ROS version: <text:span text:style-name="T3">Indigo</text:span> mais porté sur <text:span text:style-name="T8">Melodic</text:span> par un autre contributeur</text:p>
      <text:list xml:id="list114002395382582" text:continue-numbering="true" text:style-name="L2">
        <text:list-item>
          <text:p text:style-name="P40"><text:span text:style-name="T2">Capteurs simulés: centrale à inertie, </text:span><text:span text:style-name="T7">altitude</text:span><text:span text:style-name="T2">, caméras</text:span></text:p>
        </text:list-item>
        <text:list-item>
          <text:p text:style-name="P44">Contrôle par joystick et clavier</text:p>
        </text:list-item>
        <text:list-item>
          <text:p text:style-name="P38"><text:span text:style-name="T15">Navigation </text:span><text:span text:style-name="T20">avec un package supplémentaire (</text:span><text:a xlink:type="simple" xlink:href="https://github.com/tum-vision/tum_ardrone" text:style-name="Internet_20_link" text:visited-style-name="Visited_20_Internet_20_Link">https://github.com/tum-vision/tum_ardrone</text:a><text:span text:style-name="T23">)</text:span></text:p>
        </text:list-item>
      </text:list>
      <text:p text:style-name="P4"/>
      <text:h text:style-name="P23" text:outline-level="1">SJTU Drone</text:h>
      <text:p text:style-name="P13"><text:a xlink:type="simple" xlink:href="https://github.com/tahsinkose/sjtu-drone" text:style-name="Internet_20_link" text:visited-style-name="Visited_20_Internet_20_Link">https://github.com/tahsinkose/sjtu-drone</text:a> </text:p>
      <text:p text:style-name="P14">ROS Version: <text:span text:style-name="T8">Melodic</text:span></text:p>
      <text:p text:style-name="P7">Fork de TUM Simulator</text:p>
      <text:list xml:id="list3296477854" text:style-name="L3">
        <text:list-item>
          <text:p text:style-name="P48"><text:span text:style-name="T13">Capteurs simulés: </text:span><text:span text:style-name="T14">caméras, sonar, laser, altitude</text:span></text:p>
        </text:list-item>
        <text:list-item>
          <text:p text:style-name="P49"><text:span text:style-name="T12">Exemple</text:span><text:span text:style-name="T20">s</text:span><text:span text:style-name="T12"> de launch files</text:span></text:p>
        </text:list-item>
        <text:list-item>
          <text:p text:style-name="P45">Contrôle par joystick ou clavier</text:p>
        </text:list-item>
        <text:list-item>
          <text:p text:style-name="P50"><text:span text:style-name="T12">Navigation par points de passage possible </text:span><text:span text:style-name="T15">dans gazebo directement (Lucas teste cette option à l’heure actuelle)</text:span></text:p>
        </text:list-item>
        <text:list-item>
          <text:p text:style-name="P46">Possibilité de simuler le vent</text:p>
        </text:list-item>
        <text:list-item>
          <text:p text:style-name="P47">Un modèle de drone : Parrot ARDrone</text:p>
        </text:list-item>
      </text:list>
      <text:h text:style-name="P24" text:outline-level="1">Conclusion</text:h>
      <text:p text:style-name="P8">Les deux packages qui retiennent notre attention et que nous allons tester cette semaine sont donc BebopS et SJTU Drone. Nous allons notamment essayer de mettre en place la navigation avec des points de passage. D’autres packages existent mais ont l’air moins démocratisés et complets que ces deux-là a priori comme ceux-ci :</text:p>
      <text:p text:style-name="P15"><text:a xlink:type="simple" xlink:href="https://github.com/larics/mmuav_gazebo" text:style-name="Internet_20_link" text:visited-style-name="Visited_20_Internet_20_Link"><text:span text:style-name="T18">https://github.com/larics/mmuav_gazebo</text:span></text:a><text:span text:style-name="T16"> </text:span></text:p>
      <text:p text:style-name="P15"><text:a xlink:type="simple" xlink:href="https://github.com/NishanthARao/ROS-Quadcopter-Simulation" text:style-name="Internet_20_link" text:visited-style-name="Visited_20_Internet_20_Link"><text:span text:style-name="T17">https://github.com/NishanthARao/ROS-Quadcopter-Simulation</text:span></text:a><text:span text:style-name="T16"> </text:span></text:p>
      <text:p text:style-name="P9"/>
      <text:p text:style-name="P16"><text:span text:style-name="T12">D’autres ont l’air </text:span><text:span text:style-name="T19">plutôt</text:span><text:span text:style-name="T12"> intéressants mais sont sur d’autres versions de ROS:</text:span></text:p>
      <text:p text:style-name="P16"><text:soft-page-break/><text:a xlink:type="simple" xlink:href="https://github.com/wilselby/ROS_quadrotor_simulator" text:style-name="Internet_20_link" text:visited-style-name="Visited_20_Internet_20_Link">https://github.com/wilselby/ROS_quadrotor_simulator</text:a><text:span text:style-name="T12"> (fork de RotorS sur Indigo qui a l’air particulièrement complet avec mapping 2D et 3D et navigation)</text:span></text:p>
      <text:p text:style-name="P10"/>
      <text:h text:style-name="P25" text:outline-level="1">BebopS – Test navigation</text:h>
      <text:p text:style-name="P17"><text:span text:style-name="T26">30/06</text:span>/2020</text:p>
      <text:h text:style-name="P28" text:outline-level="2">Installation</text:h>
      <text:p text:style-name="P17">Installation <text:span text:style-name="T26">sans problème </text:span>en suivant le tutoriel pour Ubuntu 18,04 with ROS Melodic and Gazebo 9 ( <text:a xlink:type="simple" xlink:href="https://github.com/gsilano/BebopS" text:style-name="Internet_20_link" text:visited-style-name="Visited_20_Internet_20_Link">https://github.com/gsilano/BebopS</text:a> )</text:p>
      <text:h text:style-name="P29" text:outline-level="2">Lancement </text:h>
      <text:h text:style-name="Heading_20_3" text:outline-level="3"><text:span text:style-name="T26">L</text:span>aunch file: task2_world.launch</text:h>
      <text:p text:style-name="P17">J’ai dû relancer la simulation plusieurs fois avant que Gazebo ne se lance mais je pense qu’il s’agit surtout là d’un problème de performances de mon ordinateur plus que d’un problème au sein du simulateur.</text:p>
      <text:p text:style-name="P17">La simulation fonctionne de la manière suivante :</text:p>
      <text:list xml:id="list1715421736" text:style-name="L4">
        <text:list-item>
          <text:p text:style-name="P51">On entre dans le fichier waypoint.txt les coordonnées du point que le drone doit atteindre. Les coordonnées sont entrées sous le format suivant : t, x, y, z, r avec t la durée en s qu’a <text:s/>le drone pour atteindre le point, les coordonnées du point et l’angle du drone quand il arrive au point.</text:p>
        </text:list-item>
        <text:list-item>
          <text:p text:style-name="P51">On lance la simulation avec roslaunch task2_world.launch</text:p>
        </text:list-item>
        <text:list-item>
          <text:p text:style-name="P51">Pour activer ou désactiver le filtre des points des passages qui permet de lisser la trajectoire on peut changer le paramètre waypoint_filter dans la commande.</text:p>
        </text:list-item>
      </text:list>
      <text:h text:style-name="Heading_20_3" text:outline-level="3"><text:span text:style-name="T24">Remarques concernant la </text:span><text:span text:style-name="T26">simulation</text:span><text:span text:style-name="T24">: </text:span></text:h>
      <text:list xml:id="list1302415747" text:style-name="L5">
        <text:list-item>
          <text:p text:style-name="P52">Pas très ergonomique, on ne peut pas donner un point de passage dans Gazebo directement et il faut alors rentrer le point dans le fichier waypoint.txt puis relancer la simulation.</text:p>
        </text:list-item>
        <text:list-item>
          <text:p text:style-name="P52">Il faudrait vérifier si on peut éviter les obstacles</text:p>
        </text:list-item>
        <text:list-item>
          <text:p text:style-name="P52">Les durées entre les différents points doivent donner le temps au drone de se déplacer d’un point à l’autre sans quoi il ne fera que se rapprocher puis changera d’objectif avant d’être arrivé à sa destination. Cette notion de durée ne devrait pas être à mon humble avis pour permettre au drone de se déplacer d’objectif en objectif <text:span text:style-name="T25">complètement.</text:span></text:p>
        </text:list-item>
        <text:list-item>
          <text:p text:style-name="P53">A vérifier également : peut-on publier un message sur un topic qui donnerait des coordonnées à atteindre ? Ce serait plus simple qu’en passant par ce fichier waypoint.txt</text:p>
        </text:list-item>
      </text:list>
      <text:p text:style-name="P17"/>
      <text:h text:style-name="P26" text:outline-level="1"><text:soft-page-break/>SJTU Drone</text:h>
      <text:p text:style-name="P18">01/07/2020</text:p>
      <text:h text:style-name="P28" text:outline-level="2">Installation</text:h>
      <text:p text:style-name="P19"><text:span text:style-name="T26">Installé sans problèmes en suivant </text:span><text:a xlink:type="simple" xlink:href="https://github.com/tahsinkose/sjtu-drone" text:style-name="Internet_20_link" text:visited-style-name="Visited_20_Internet_20_Link">https://github.com/tahsinkose/sjtu-drone</text:a> </text:p>
      <text:h text:style-name="P28" text:outline-level="2">Lancement de la simulation</text:h>
      <text:h text:style-name="Heading_20_3" text:outline-level="3">Launch file: simple.launch</text:h>
      <text:h text:style-name="P32" text:outline-level="3">Remarques concernant la simulation:</text:h>
      <text:list xml:id="list1961933469" text:style-name="L6">
        <text:list-item>
          <text:p text:style-name="P54">Pas de navigation par points de passage a priori mais il existe une fonction moveTo dans le code source. Il faut tester son fonctionnement avec le topic posCtrl et CmdVel pour voir comment ceux-ci interagissent <text:span text:style-name="T28">et</text:span> si il est possible de donner un objectif au drone</text:p>
        </text:list-item>
        <text:list-item>
          <text:p text:style-name="P54">Possibilité de contrôler le drone avec un clavier. Il y a une interface propre au simulateur en utilisant <text:span text:style-name="T27">rosrun sjtu_drone drone_keyboard</text:span></text:p>
        </text:list-item>
        <text:list-item>
          <text:p text:style-name="P55">La possibilité de contrôler le drone permettrait de tester les capteurs du drone pour faire du mapping par exemple</text:p>
        </text:list-item>
      </text:list>
      <text:h text:style-name="Heading_20_3" text:outline-level="3">Tutoriel suivi</text:h>
      <text:p text:style-name="Text_20_body"><text:a xlink:type="simple" xlink:href="https://www.youtube.com/watch?v=l6hVfVK_YWw" text:style-name="Internet_20_link" text:visited-style-name="Visited_20_Internet_20_Link">https://www.youtube.com/watch?v=l6hVfVK_YWw</text:a> </text:p>
      <text:p text:style-name="P20">Tutoriel réalisé par The Construct pour simuler un drone à l’aide de SJTU_Drone.</text:p>
      <text:p text:style-name="P20">Dans ce tutoriel il est expliqué les bases des différents plugins impliqués dans la simulation. Il est particulièrement intéressant si nous avons besoin plus tard de configurer le drone ou de modifier le modèle par exempl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7" text:outline-level="1"><text:soft-page-break/><text:span text:style-name="T29">Ardupilot &amp; SITL (Software In The Loop)</text:span></text:h>
      <text:p text:style-name="P57">04/07/2020</text:p>
      <text:p text:style-name="P59"><text:span text:style-name="T29">Après être tombé sur les quelques limites des deux solutions précédentes, nous avons cherché s’il existe un simulateur qui possédait expressément un système de navigation. Nous </text:span><text:span text:style-name="T33">avons alors découvert</text:span><text:span text:style-name="T29"> Ardupilot qui est un autopilote et qui peut être utilisé en simulation avec SITL. Le package ArduCopter permet quant à lui de simuler un drone. Ces solutions ne nécessitent ni ROS ni Gazebo pour fonctionner mais sont compatibles avec ces outils. </text:span></text:p>
      <text:p text:style-name="P62">Avantages de cette solution :</text:p>
      <text:list xml:id="list3209026604" text:style-name="L7">
        <text:list-item>
          <text:p text:style-name="P60"><text:span text:style-name="T30">Compatible avec ROS (</text:span><text:a xlink:type="simple" xlink:href="https://ardupilot.org/dev/docs/ros.html" text:style-name="Internet_20_link" text:visited-style-name="Visited_20_Internet_20_Link">https://ardupilot.org/dev/docs/ros.html</text:a><text:span text:style-name="T30">)</text:span></text:p>
        </text:list-item>
        <text:list-item>
          <text:p text:style-name="P60"><text:span text:style-name="T30">Compatible avec Gazebo (</text:span><text:a xlink:type="simple" xlink:href="https://ardupilot.org/dev/docs/using-gazebo-simulator-with-sitl.html" text:style-name="Internet_20_link" text:visited-style-name="Visited_20_Internet_20_Link">https://ardupilot.org/dev/docs/using-gazebo-simulator-with-sitl.html</text:a><text:span text:style-name="T30">)</text:span></text:p>
        </text:list-item>
        <text:list-item>
          <text:p text:style-name="P61">Navigation automatique <text:span text:style-name="T33">(ArduPilot étant par essence un pilote automatique)</text:span></text:p>
        </text:list-item>
        <text:list-item>
          <text:p text:style-name="P61">Documentation précise et complète en ligne.</text:p>
        </text:list-item>
        <text:list-item>
          <text:p text:style-name="P60"><text:span text:style-name="T30">Permet de simuler plusieurs types de drones (du simple hélicoptère à des drones à 3,4,6 ou 8 rotors) – </text:span><text:span text:style-name="T31">De nombreuses configurations de drone sont téléchargeables également. (</text:span><text:a xlink:type="simple" xlink:href="https://ardupilot.org/dev/docs/pre-built-binaries.html" text:style-name="Internet_20_link" text:visited-style-name="Visited_20_Internet_20_Link">https://ardupilot.org/dev/docs/pre-built-binaries.html</text:a><text:span text:style-name="T31">)</text:span></text:p>
        </text:list-item>
      </text:list>
      <text:p text:style-name="P58"><text:span text:style-name="T29">Linux version : Ubuntu 18.04 (et donc </text:span><text:span text:style-name="T9">ROS Melodic</text:span><text:span text:style-name="T29">)</text:span></text:p>
      <text:h text:style-name="P30" text:outline-level="2">Installation</text:h>
      <text:p text:style-name="P62">Simple et guidée en suivant ce tutoriel</text:p>
      <text:p text:style-name="P62"><text:a xlink:type="simple" xlink:href="https://ardupilot.org/dev/docs/building-setup-linux.html#building-setup-linux" text:style-name="Internet_20_link" text:visited-style-name="Visited_20_Internet_20_Link">https://ardupilot.org/dev/docs/building-setup-linux.html#building-setup-linux</text:a> </text:p>
      <text:p text:style-name="P62">Permet de télécharger et installer ArduPilot, ArduCopter et SITL.</text:p>
      <text:h text:style-name="P31" text:outline-level="2">Tutoriels suivis</text:h>
      <text:h text:style-name="P33" text:outline-level="3">Mise en place de la simulation avec SITL</text:h>
      <text:p text:style-name="P64"><text:a xlink:type="simple" xlink:href="https://ardupilot.org/dev/docs/setting-up-sitl-on-linux.html" text:style-name="Internet_20_link" text:visited-style-name="Visited_20_Internet_20_Link">https://ardupilot.org/dev/docs/setting-up-sitl-on-linux.html</text:a> </text:p>
      <text:p text:style-name="P63">Premier lancement de la simulation en utilisant SITL comme simulateur. La première mission est relativement simple à réaliser. Donner un objectif au drone se fait en un clic droit et en choisissant Fly to, puis à donner l’altitude désirée. Il faut penser à armer les moteurs avant le lancement.</text:p>
      <text:h text:style-name="P33" text:outline-level="3">Comprendre MAVProxy</text:h>
      <text:p text:style-name="P64"><text:a xlink:type="simple" xlink:href="https://ardupilot.org/mavproxy/index.html#home" text:style-name="Internet_20_link" text:visited-style-name="Visited_20_Internet_20_Link">https://ardupilot.org/mavproxy/index.html#home</text:a> </text:p>
      <text:p text:style-name="P63">MAVProxy permet de donner des commandes au drone dans la simulation. Par exemple on peut armer les moteurs, les désarmer, donner une mission au drone et plus généralement gérer le drone et la simulation.</text:p>
      <text:p text:style-name="P63">MAVRos est un nœud ROS qui permet d’interagir avec ces commandes à travers ROS et donc de créer une interface entre les deux logiciels.</text:p>
      <text:h text:style-name="P31" text:outline-level="2"><text:soft-page-break/>La suite</text:h>
      <text:p text:style-name="P63">Il faut maintenant essayer de mettre en place <text:span text:style-name="T27">Gazebo</text:span> comme simulateur et interfacer ArduPilot avec <text:span text:style-name="T27">ROS</text:span>.</text:p>
      <text:h text:style-name="P33" text:outline-level="3">Gazebo</text:h>
      <text:p text:style-name="P64"><text:span text:style-name="T32">Tutoriel suivi : </text:span><text:a xlink:type="simple" xlink:href="https://ardupilot.org/dev/docs/using-gazebo-simulator-with-sitl.html#using-gazebo-simulator-with-sitl" text:style-name="Internet_20_link" text:visited-style-name="Visited_20_Internet_20_Link">https://ardupilot.org/dev/docs/using-gazebo-simulator-with-sitl.html#using-gazebo-simulator-with-sitl</text:a> </text:p>
      <text:p text:style-name="P64"><text:span text:style-name="T31">Première tentative ratée, la simulation se lance mais le drone n’apparaît pas. J’ai sûrement un problème d’installation ou de configur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9T16:15:03.578000000</meta:creation-date>
    <dc:date>2020-07-06T11:39:59.379000000</dc:date>
    <meta:editing-duration>PT42M36S</meta:editing-duration>
    <meta:editing-cycles>11</meta:editing-cycles>
    <meta:generator>LibreOffice/6.4.4.2$Windows_X86_64 LibreOffice_project/3d775be2011f3886db32dfd395a6a6d1ca2630ff</meta:generator>
    <meta:document-statistic meta:table-count="0" meta:image-count="0" meta:object-count="0" meta:page-count="6" meta:paragraph-count="103" meta:word-count="1092" meta:character-count="7610" meta:non-whitespace-character-count="6632"/>
  </office:meta>
</office:document-meta>
</file>